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standard">
      <style:graphic-properties draw:textarea-horizontal-align="justify" draw:textarea-vertical-align="middle" draw:auto-grow-height="false" fo:min-height="0.199cm" fo:min-width="0cm" loext:decorative="false"/>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15.567cm" svg:height="1.326cm" svg:x="2.902cm" svg:y="2.2cm" svg:viewBox="0 0 15568 1327" svg:d="M0 882c523 158 953-286 1266-614 410-430 1073-35 1150 384 85 463 526 824 1035 613 393-163 804-217 1189-421 417-220 595-1022 1189-614 394 272 591 864 1150 882 520 17 716-533 1189-613 470-79 875 241 1342 191 524-55 719-684 1304-613 420 51 843-66 1265-77 481-12 985 246 1227 652 242 407 774 700 1189 422l460-422 460-307 153-38">
          <text:p/>
        </draw:path>
        <draw:path draw:style-name="gr1" draw:text-style-name="P1" draw:layer="layout" svg:width="6.439cm" svg:height="14.72cm" draw:transform="skewX (-7.85883878865132E-017) rotate (1.16553087448181) translate (2.8636339332922cm 6.64784295233137cm)" svg:viewBox="0 0 6440 14721" svg:d="M0 0c577-7 1318 76 1581 573 298 565-798 815-820 1396-23 595-780 802-478 1415 206 419-66 874-110 1298-63 608 671 641 952 1052 229 336 471 657 715 987 346 470 48 1081-241 1480-360 498-31 836 227 1113 300 323 407 783 690 1123 316 379 570 800 947 1138 407 366 960 345 1451 462 464 111 563 671 710 1072 154 420 216 880 494 1248l292 293 30 71">
          <text:p/>
        </draw:path>
        <draw:custom-shape draw:style-name="gr2" draw:text-style-name="P2" draw:layer="layout" svg:width="0.635cm" svg:height="0.635cm" svg:x="9.565cm" svg:y="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4.572cm" svg:y="2.1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14.471cm" svg:y="1.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5.774cm" svg:y="7.3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13.711cm" svg:y="7.9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9.56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4.572cm" svg:y="9.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14.471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5.774cm" svg:y="9.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13.711cm" svg:y="9.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9.565cm" svg:y="1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635cm" svg:height="0.635cm" svg:x="4.572cm" svg:y="11.6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635cm" svg:height="0.635cm" svg:x="14.471cm" svg:y="1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08:31:51.990679140</meta:creation-date>
    <dc:date>2024-07-30T08:50:43.194972630</dc:date>
    <meta:editing-duration>PT8M26S</meta:editing-duration>
    <meta:editing-cycles>1</meta:editing-cycles>
    <meta:document-statistic meta:object-count="15"/>
    <meta:generator>LibreOffice/24.2.4.2$Linux_X86_64 LibreOffice_project/420$Build-2</meta:generator>
  </office:meta>
</office:document-meta>
</file>